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Helvetica1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elvetica Light" svg:font-family="'Helvetica Light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2" svg:font-family="Helvetica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style:line-height-at-least="0.2665in" fo:background-color="#ffffff" fo:padding="0in" fo:border="none">
        <style:background-image/>
      </style:paragraph-properties>
    </style:style>
    <style:style style:name="P2" style:family="paragraph" style:parent-style-name="Standard">
      <style:paragraph-properties fo:margin-top="0in" fo:margin-bottom="0.1665in" style:line-height-at-least="0.0417in" fo:background-color="#ffffff" fo:padding="0in" fo:border="none">
        <style:background-image/>
      </style:paragraph-properties>
    </style:style>
    <style:style style:name="P3" style:family="paragraph" style:parent-style-name="Standard" style:list-style-name="WWNum2">
      <style:paragraph-properties fo:margin-top="0.0193in" fo:margin-bottom="0.0193in" style:line-height-at-least="0.2665in" fo:background-color="#ffffff" fo:padding="0in" fo:border="none">
        <style:background-image/>
      </style:paragraph-properties>
    </style:style>
    <style:style style:name="P4" style:family="paragraph" style:parent-style-name="Standard" style:list-style-name="WWNum3">
      <style:paragraph-properties fo:margin-top="0.0193in" fo:margin-bottom="0.0193in" style:line-height-at-least="0.2665in" fo:background-color="#ffffff" fo:padding="0in" fo:border="none">
        <style:background-image/>
      </style:paragraph-properties>
    </style:style>
    <style:style style:name="P5" style:family="paragraph" style:parent-style-name="Standard" style:list-style-name="WWNum4">
      <style:paragraph-properties fo:margin-top="0.0193in" fo:margin-bottom="0.0193in" style:line-height-at-least="0.2665in" fo:background-color="#ffffff" fo:padding="0in" fo:border="none">
        <style:background-image/>
      </style:paragraph-properties>
    </style:style>
    <style:style style:name="P6" style:family="paragraph" style:parent-style-name="Standard">
      <style:paragraph-properties fo:margin-left="0in" fo:margin-right="0in" fo:margin-top="0in" fo:margin-bottom="0.1665in" style:line-height-at-least="0.0417in" fo:text-indent="0.5in" style:auto-text-indent="false" fo:background-color="#ffffff" fo:padding="0in" fo:border="none">
        <style:background-image/>
      </style:paragraph-properties>
    </style:style>
    <style:style style:name="P7" style:family="paragraph" style:parent-style-name="Standard">
      <style:paragraph-properties fo:margin-left="0in" fo:margin-right="0in" fo:margin-top="0in" fo:margin-bottom="0.0835in" fo:text-indent="0.5in" style:auto-text-indent="false" fo:background-color="#ffffff" fo:padding="0in" fo:border="none">
        <style:background-image/>
      </style:paragraph-properties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Title" style:master-page-name="Standard">
      <style:paragraph-properties style:page-number="auto"/>
    </style:style>
    <style:style style:name="P10" style:family="paragraph" style:parent-style-name="Body">
      <style:paragraph-properties>
        <style:tab-stops>
          <style:tab-stop style:position="2.3335in"/>
        </style:tab-stops>
      </style:paragraph-properties>
    </style:style>
    <style:style style:name="P11" style:family="paragraph" style:parent-style-name="Body">
      <style:text-properties fo:font-weight="bold" style:font-weight-asian="bold" style:font-weight-complex="bold"/>
    </style:style>
    <style:style style:name="P12" style:family="paragraph" style:parent-style-name="Body" style:list-style-name="WWNum5"/>
    <style:style style:name="P13" style:family="paragraph" style:parent-style-name="Body">
      <style:paragraph-properties fo:margin-left="0.5in" fo:margin-right="0in" fo:text-indent="0in" style:auto-text-indent="false"/>
    </style:style>
    <style:style style:name="P14" style:family="paragraph" style:parent-style-name="Body">
      <style:paragraph-properties fo:margin-left="0in" fo:margin-right="0in" fo:text-indent="0.5in" style:auto-text-indent="false"/>
    </style:style>
    <style:style style:name="P15" style:family="paragraph" style:parent-style-name="Body">
      <style:paragraph-properties fo:margin-left="0.7291in" fo:margin-right="0in" fo:text-indent="0in" style:auto-text-indent="false"/>
    </style:style>
    <style:style style:name="P16" style:family="paragraph" style:parent-style-name="Body">
      <style:paragraph-properties fo:break-before="page"/>
    </style:style>
    <style:style style:name="P17" style:family="paragraph" style:parent-style-name="Body">
      <style:paragraph-properties fo:margin-left="0.75in" fo:margin-right="0in" fo:text-indent="0in" style:auto-text-indent="false"/>
    </style:style>
    <style:style style:name="P18" style:family="paragraph" style:parent-style-name="Normal_20__28_Web_29_">
      <style:paragraph-properties fo:margin-top="0.0193in" fo:margin-bottom="0.0193in" style:line-height-at-least="0.2083in" fo:background-color="#ffffff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complex="bold"/>
    </style:style>
    <style:style style:name="T3" style:family="text">
      <style:text-properties fo:color="#333333" style:font-name="Arial1" fo:font-size="11.5pt" style:font-size-asian="11.5pt" style:font-name-complex="Arial2" style:font-size-complex="11.5pt"/>
    </style:style>
    <style:style style:name="T4" style:family="text">
      <style:text-properties fo:color="#333333" style:font-name="Helvetica1" fo:font-size="11.5pt" style:font-size-asian="11.5pt" style:font-name-complex="Helvetica2" style:font-size-complex="11.5pt"/>
    </style:style>
    <style:style style:name="T5" style:family="text">
      <style:text-properties style:font-name="Helvetica1" style:font-name-asian="Times New Roman1" style:language-asian="zh" style:country-asian="CN" style:font-name-complex="Helvetica2"/>
    </style:style>
    <style:style style:name="T6" style:family="text">
      <style:text-properties style:font-name="Helvetica1" fo:font-weight="bold" style:font-name-asian="Times New Roman1" style:language-asian="zh" style:country-asian="CN" style:font-weight-asian="bold" style:font-name-complex="Helvetica2"/>
    </style:style>
    <style:style style:name="T7" style:family="text">
      <style:text-properties style:font-name="Helvetica1" fo:font-weight="bold" style:font-name-asian="Times New Roman1" style:language-asian="zh" style:country-asian="CN" style:font-weight-asian="bold" style:font-name-complex="Helvetica2" style:font-weight-complex="bold"/>
    </style:style>
    <style:style style:name="T8" style:family="text">
      <style:text-properties fo:color="#00000a" style:font-name="Helvetica1" style:font-name-complex="Helvetica2"/>
    </style:style>
    <style:style style:name="T9" style:family="text">
      <style:text-properties fo:color="#00000a" style:font-name="Arial1" style:font-name-complex="Arial2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Use Cases</text:h>
      <text:p text:style-name="Body_20_2">1. </text:p>
      <text:p text:style-name="Body"><text:span text:style-name="T1">Use Case Name: </text:span>BrowseQuestions</text:p>
      <text:p text:style-name="Body"><text:span text:style-name="T1">Participating Actors: </text:span>User</text:p>
      <text:p text:style-name="Body"><text:span text:style-name="T1">Goal: </text:span>View question titles from the main page in the list from along with the number of answers they have</text:p>
      <text:p text:style-name="Body"><text:span text:style-name="T1">Trigger: </text:span>User wishes to browse questions and navigates to the main page of the app</text:p>
      <text:p text:style-name="Body"><text:span text:style-name="T1">Preconditions: </text:span>User knows how to open the app and how to go to the main page from other activities </text:p>
      <text:p text:style-name="Body"><text:span text:style-name="T1">Postconditions: </text:span>On success display questions with number of answers</text:p>
      <text:p text:style-name="Body"><text:span text:style-name="T1">Basic Flow:<text:line-break/><text:tab/></text:span>1. System displays a list of questions with the number of answers it has for browsing</text:p>
      <text:p text:style-name="Body"><text:span text:style-name="T1">Exceptions:<text:line-break/>User Stories: </text:span>1, 14</text:p>
      <text:p text:style-name="Body">Additional<text:line-break/><text:span text:style-name="T1">Qualities:</text:span></text:p>
      <text:p text:style-name="Body"><text:span text:style-name="T1">Constraints:</text:span></text:p>
      <text:p text:style-name="Body"><text:span text:style-name="T1">Includes:</text:span></text:p>
      <text:p text:style-name="Body"><text:span text:style-name="T1">Extends:</text:span></text:p>
      <text:p text:style-name="Body"><text:span text:style-name="T1">Related Artifacts:</text:span></text:p>
      <text:p text:style-name="P10"><text:span text:style-name="T1">Notes:<text:tab/><text:line-break/></text:span>User Story 1 (<text:span text:style-name="T3">As a user, I want browse questions.</text:span>)</text:p>
      <text:p text:style-name="P10">User Story 14(As a user, I want to see how many answers a question has received)</text:p>
      <text:p text:style-name="Body"><text:span text:style-name="T1">Open Issues:</text:span></text:p>
      <text:p text:style-name="Body_20_2"/>
      <text:p text:style-name="Body_20_2"/>
      <text:p text:style-name="Body_20_2"/>
      <text:p text:style-name="Body_20_2"/>
      <text:p text:style-name="Body_20_2"/>
      <text:p text:style-name="Body_20_2"/>
      <text:p text:style-name="Body_20_2"/>
      <text:p text:style-name="Body_20_2"/>
      <text:p text:style-name="Body_20_2"/>
      <text:p text:style-name="Body_20_2"><text:soft-page-break/></text:p>
      <text:p text:style-name="Body"><text:span text:style-name="T2">2.</text:span></text:p>
      <text:p text:style-name="Body"><text:span text:style-name="T1">Use Case Name: </text:span>ViewQuestionsAndAnswers</text:p>
      <text:p text:style-name="Body"><text:span text:style-name="T1">Participating Actors: </text:span>User</text:p>
      <text:p text:style-name="Body"><text:span text:style-name="T1">Goal: </text:span>View question and answers related to the question</text:p>
      <text:p text:style-name="Body"><text:span text:style-name="T1">Trigger: </text:span>User chooses the question he/she wish to view</text:p>
      <text:p text:style-name="Body"><text:span text:style-name="T1">Preconditions: </text:span>User knows how to open the app and how to go to the main page from other activities </text:p>
      <text:p text:style-name="Body"><text:span text:style-name="T1">Postconditions: </text:span>On success display Q&amp;A view of the question selected</text:p>
      <text:p text:style-name="Body"><text:span text:style-name="T1">Basic Flow:<text:line-break/><text:tab/></text:span>1. System displays a list of Questions asked by users for browsing.</text:p>
      <text:p text:style-name="Body"><text:tab/>2. User selects a question</text:p>
      <text:p text:style-name="P13">3. <text:s/>System brought up a new view displaying only the question selected and answers to the question in chronological order</text:p>
      <text:p text:style-name="Body"><text:span text:style-name="T1">Exceptions:</text:span></text:p>
      <text:p text:style-name="P14"><text:span text:style-name="T2">3. There are no answers to the question selected</text:span></text:p>
      <text:p text:style-name="P15"><text:span text:style-name="T2">3.1 System displays “No answers for this question yet” in the answer section</text:span></text:p>
      <text:p text:style-name="Body"><text:span text:style-name="T1">User Stories: </text:span>2<text:line-break/><text:span text:style-name="T1">Qualities:</text:span></text:p>
      <text:p text:style-name="Body"><text:span text:style-name="T1">Constraints:</text:span></text:p>
      <text:p text:style-name="Body"><text:span text:style-name="T1">Includes:</text:span></text:p>
      <text:p text:style-name="Body"><text:span text:style-name="T1">Extends:</text:span></text:p>
      <text:p text:style-name="Body"><text:span text:style-name="T1">Related Artifacts:</text:span></text:p>
      <text:p text:style-name="P10"><text:span text:style-name="T1">Notes:<text:tab/><text:line-break/></text:span>User Story 2 (<text:span text:style-name="T3">As a user, I want to view a question and its answers.</text:span>)</text:p>
      <text:p text:style-name="P10">User Story 22(<text:span text:style-name="T3">As a user, by default, I should see the most fresh comments</text:span>)</text:p>
      <text:p text:style-name="Body"><text:span text:style-name="T1">Open Issues:</text:span></text:p>
      <text:p text:style-name="Body"/>
      <text:h text:style-name="Heading_20_3" text:outline-level="3"><text:soft-page-break/>3. </text:h>
      <text:p text:style-name="Body"><text:span text:style-name="T1">Use Case Name: </text:span>ViewReplies</text:p>
      <text:p text:style-name="Body"><text:span text:style-name="T1">Participating Actors: </text:span>User</text:p>
      <text:p text:style-name="Body"><text:span text:style-name="T1">Goal: </text:span>View replies to a question or an answer.</text:p>
      <text:p text:style-name="Body"><text:span text:style-name="T1">Trigger: </text:span>User chooses on a question to answer.</text:p>
      <text:p text:style-name="Body"><text:span text:style-name="T1">Preconditions: </text:span>User knows which question or answer they want to view the replies to.</text:p>
      <text:p text:style-name="Body"><text:span text:style-name="T1">Postconditions: </text:span>System displays the list of replies to the question/answer that the user long clicked on.</text:p>
      <text:p text:style-name="Body"><text:span text:style-name="T1">Basic Flow:<text:line-break/><text:tab/></text:span>1. System displays the list of replies to the corresponding question/answer <text:tab/><text:tab/><text:tab/>indicated.</text:p>
      <text:p text:style-name="Body"><text:span text:style-name="T1">Exceptions:<text:line-break/><text:tab/></text:span>1. If no replies, display “No Replies” message. </text:p>
      <text:p text:style-name="Body"><text:span text:style-name="T1">User Stories: </text:span>3</text:p>
      <text:p text:style-name="Body">Additional<text:line-break/><text:span text:style-name="T1">Qualities:</text:span></text:p>
      <text:p text:style-name="Body"><text:span text:style-name="T1">Constraints:</text:span></text:p>
      <text:p text:style-name="Body"><text:span text:style-name="T1">Includes:</text:span></text:p>
      <text:p text:style-name="Body"><text:span text:style-name="T1">Extends:</text:span></text:p>
      <text:p text:style-name="Body"><text:span text:style-name="T1">Related Artifacts:</text:span></text:p>
      <text:p text:style-name="Body"><text:span text:style-name="T1">Notes:<text:line-break/></text:span>User Story 3 (As a user, I want to view the replies to a question or answer)</text:p>
      <text:p text:style-name="Body_20_2"><text:span text:style-name="T1">Open Issues:</text:span></text:p>
      <text:h text:style-name="P8" text:outline-level="3">4. </text:h>
      <text:p text:style-name="Body"><text:span text:style-name="T1">Use Case Name: </text:span>AskQuestion</text:p>
      <text:p text:style-name="Body"><text:span text:style-name="T1">Participating Actors: </text:span>Author, Sysadmin</text:p>
      <text:p text:style-name="Body"><text:span text:style-name="T1">Goal: </text:span>Author adds a question to the list.</text:p>
      <text:p text:style-name="Body"><text:span text:style-name="T1">Trigger: </text:span>Author chooses the AskAQuestion option</text:p>
      <text:p text:style-name="Body"><text:span text:style-name="T1">Preconditions: </text:span>Author knows the question they want to ask &amp; (optional) the photo they want to attach.</text:p>
      <text:p text:style-name="Body"><text:span text:style-name="T1">Postconditions: </text:span>On success, the question is added &amp; success message appears.</text:p>
      <text:p text:style-name="Body"><text:span text:style-name="T1">Basic Flow:<text:line-break/><text:tab/></text:span>1. System prompts Author to enter a question &amp; optionally add a photo.<text:line-break/><text:tab/>2. Author submits his/her question &amp; (optional) attaches a photo.</text:p>
      <text:p text:style-name="P14">3. System displays the question &amp; photo and wait for confirmation <text:line-break/><text:tab/>4. Author submits the question<text:line-break/><text:tab/>5. System returns to the previous/ with the recently added question at the top of <text:tab/><text:tab/><text:tab/>the list.</text:p>
      <text:p text:style-name="Body"><text:span text:style-name="T1">Exceptions:</text:span><text:line-break/><text:tab/>4. Question entered is whitespace characters only.<text:line-break/><text:tab/><text:tab/>3.1 System prompts author to re-enter a question via a toast message<text:line-break/><text:tab/>5. Not connected to the network.<text:line-break/><text:tab/><text:tab/>4.1 System stores the question locally.<text:line-break/><text:tab/><text:tab/>4.2 System pushes to the network the next time it is connected to the <text:tab/><text:tab/><text:tab/>network.</text:p>
      <text:p text:style-name="Body"><text:span text:style-name="T1">User Stories: </text:span>4<text:line-break/><text:span text:style-name="T1">Qualities:</text:span></text:p>
      <text:p text:style-name="Body"><text:span text:style-name="T1">Constraints: </text:span></text:p>
      <text:p text:style-name="Body"><text:span text:style-name="T1">Includes: </text:span>AddPhotoFromGallery (Use Case 7)</text:p>
      <text:p text:style-name="Body"><text:span text:style-name="T1">Extends:</text:span></text:p>
      <text:p text:style-name="Body"><text:span text:style-name="T1">Related Artifacts: </text:span></text:p>
      <text:p text:style-name="Body"><text:soft-page-break/><text:span text:style-name="T1">Notes: <text:line-break/></text:span>User Story 4 (As an author, I want to make questions)<text:span text:style-name="T1"><text:line-break/></text:span>User Story 7 (As an author, I want to attach a picture to my questions or my answers)</text:p>
      <text:p text:style-name="Body"><text:span text:style-name="T1">Open Issues:</text:span></text:p>
      <text:h text:style-name="P8" text:outline-level="3">5. </text:h>
      <text:p text:style-name="Body"><text:span text:style-name="T1">Use Case Name: </text:span>AddAnswer</text:p>
      <text:p text:style-name="Body"><text:span text:style-name="T1">Participating Actors: </text:span>Author, Sysadmin</text:p>
      <text:p text:style-name="Body"><text:span text:style-name="T1">Goal: </text:span>Author adds an answer to a question.</text:p>
      <text:p text:style-name="Body"><text:span text:style-name="T1">Trigger: </text:span>Author choises the AddAnAnswer option.</text:p>
      <text:p text:style-name="Body"><text:span text:style-name="T1">Preconditions: </text:span>Author knows the answer they want to submit and (optional) the photo they want to attach.</text:p>
      <text:p text:style-name="Body"><text:span text:style-name="T1">Postconditions: </text:span>On success, the answer is added to the question &amp; a success message appears.</text:p>
      <text:p text:style-name="Body"><text:span text:style-name="T1">Basic Flow:<text:line-break/><text:tab/></text:span>1. System prompts Author to enter an answer &amp; optionally add a photo.<text:line-break/><text:tab/>2. Author submits his/her answer &amp; (optional) attaches a photo.</text:p>
      <text:p text:style-name="P14">3. System displays the answer &amp; photo and wait for confirmation<text:line-break/><text:tab/>4. User confirms their Answer.<text:line-break/><text:tab/>5. System returns to the previous/Q&amp;A screen with the recently added answer <text:tab/><text:tab/><text:tab/>at the top of the list of answers.</text:p>
      <text:p text:style-name="Body"><text:span text:style-name="T1">Exceptions:</text:span><text:line-break/><text:tab/>4. Answer entered is whitespace characters only.<text:line-break/><text:tab/><text:tab/>3.1 System prompts author to reenter an answer via a toast message<text:line-break/><text:tab/>5. Not connected to the network.<text:line-break/><text:tab/><text:tab/>4.1 System stores the question locally.<text:line-break/><text:tab/><text:tab/>4.2 System pushes to the network the next time it is connected to the <text:tab/><text:tab/><text:tab/>network.</text:p>
      <text:p text:style-name="Body"><text:span text:style-name="T1">User Stories: </text:span>5<text:line-break/><text:span text:style-name="T1">Qualities:</text:span></text:p>
      <text:p text:style-name="Body"><text:span text:style-name="T1">Constraints:</text:span></text:p>
      <text:p text:style-name="Body"><text:span text:style-name="T1">Includes: </text:span>AddPhotoFromGallery (Use Case 7)</text:p>
      <text:p text:style-name="Body"><text:span text:style-name="T1">Extends:</text:span></text:p>
      <text:p text:style-name="Body"><text:span text:style-name="T1">Related Artifacts:</text:span></text:p>
      <text:p text:style-name="Body"><text:soft-page-break/><text:span text:style-name="T1">Notes:<text:line-break/></text:span>User Story 5 (As an author, I want to answer questions by making an answer)<text:line-break/>User Story 7 (As an author, I want to attach a picture to my questions or my answers)</text:p>
      <text:p text:style-name="Body"><text:span text:style-name="T1">Open Issues:</text:span></text:p>
      <text:h text:style-name="P8" text:outline-level="3">6. </text:h>
      <text:p text:style-name="Body"><text:span text:style-name="T1">Use Case Name: </text:span>AddReply</text:p>
      <text:p text:style-name="Body"><text:span text:style-name="T1">Participating Actors: </text:span>Author</text:p>
      <text:p text:style-name="Body"><text:span text:style-name="T1">Goal: </text:span>Author adds a reply to a question or answer.</text:p>
      <text:p text:style-name="Body"><text:span text:style-name="T1">Trigger: </text:span>Author chooses the AddReply option.</text:p>
      <text:p text:style-name="Body"><text:span text:style-name="T1">Preconditions: </text:span>Author knows the reply/comment they want to submit and to which item they want to reply to (question or answer).</text:p>
      <text:p text:style-name="Body"><text:span text:style-name="T1">Postconditions: </text:span>On success, the reply is added to the question or answer.</text:p>
      <text:p text:style-name="Body"><text:span text:style-name="T1">Basic Flow:<text:line-break/><text:tab/></text:span>1. System prompts author to enter their reply.<text:line-break/><text:tab/>2. Author submits his/her reply.</text:p>
      <text:p text:style-name="P14">3. System displays the reply and wait for confirmation<text:line-break/><text:tab/>4. Author confirms the reply.<text:line-break/><text:tab/>5. System returns to the previous screen with the most recently added reply at <text:tab/><text:tab/><text:tab/>the top of the list of replies for that question or answer.</text:p>
      <text:p text:style-name="Body"><text:span text:style-name="T1">Exceptions:<text:line-break/></text:span><text:tab/>5. Not connected to the network.<text:line-break/><text:tab/><text:tab/>4.1 System stores the question locally.<text:line-break/><text:tab/><text:tab/>4.2 System pushes to the network the next time it is connected to the <text:tab/><text:tab/><text:tab/>network.</text:p>
      <text:p text:style-name="Body"><text:span text:style-name="T1">User Stories: </text:span>6</text:p>
      <text:p text:style-name="Body">Additional<text:line-break/><text:span text:style-name="T1">Qualities:</text:span></text:p>
      <text:p text:style-name="Body"><text:span text:style-name="T1">Constraints:</text:span></text:p>
      <text:p text:style-name="Body"><text:span text:style-name="T1">Includes:</text:span></text:p>
      <text:p text:style-name="Body"><text:span text:style-name="T1">Extends: </text:span>ViewReplies (Use Case 3)</text:p>
      <text:p text:style-name="Body"><text:span text:style-name="T1">Related Artifacts:</text:span></text:p>
      <text:p text:style-name="Body"><text:span text:style-name="T1">Notes:<text:line-break/></text:span>User Story 6 (As an author, I want to reply to questions and answers to clarify things)</text:p>
      <text:p text:style-name="Body"><text:soft-page-break/><text:span text:style-name="T1">Open Issues:</text:span></text:p>
      <text:h text:style-name="P8" text:outline-level="3">7. </text:h>
      <text:p text:style-name="Body"><text:span text:style-name="T1">Use Case Name: </text:span>AddPhotoFromCamera</text:p>
      <text:p text:style-name="Body"><text:span text:style-name="T1">Participating Actors: </text:span>Author, Sysadmin</text:p>
      <text:p text:style-name="Body"><text:span text:style-name="T1">Goal: </text:span>Attach a photo to a question or answer</text:p>
      <text:p text:style-name="Body"><text:span text:style-name="T1">Trigger: </text:span>Author chooses the AddPhotoFromCamera option.</text:p>
      <text:p text:style-name="Body"><text:span text:style-name="T1">Preconditions: </text:span>Author knows how to take a picture.</text:p>
      <text:p text:style-name="Body"><text:span text:style-name="T1">Postconditions: </text:span>On success, photo is attached to the question or answer.</text:p>
      <text:p text:style-name="Body"><text:span text:style-name="T1">Basic Flow:<text:line-break/><text:tab/></text:span>1. System prompts author to take a photo.<text:line-break/><text:tab/>2. Author takes a photo.<text:line-break/><text:tab/>3. Sysadmin verifies that the photo is not larger than 64kb.<text:line-break/><text:tab/>4. System returns to previous screen with preview of the image.</text:p>
      <text:p text:style-name="Body"><text:span text:style-name="T1">Exceptions:<text:line-break/><text:tab/></text:span>3. Photo is larger than 64kb.<text:line-break/><text:tab/><text:tab/>3.1 System displays “image is too large” message &amp; prompts author to <text:tab/><text:tab/><text:tab/>select another photo.</text:p>
      <text:p text:style-name="Body"><text:span text:style-name="T1">User Stories: </text:span>7</text:p>
      <text:p text:style-name="Body">Additional<text:line-break/><text:span text:style-name="T1">Qualities:</text:span></text:p>
      <text:p text:style-name="Body"><text:span text:style-name="T1">Constraints:</text:span></text:p>
      <text:p text:style-name="Body"><text:span text:style-name="T1">Includes:</text:span></text:p>
      <text:p text:style-name="Body"><text:span text:style-name="T1">Extends:</text:span></text:p>
      <text:p text:style-name="Body"><text:span text:style-name="T1">Related Artifacts: </text:span>AskAQuestion (Use Case 1), AddAnAnswer (Use Case 2), AddPhotoFromGallery(Use Case 7)</text:p>
      <text:p text:style-name="Body"><text:span text:style-name="T1">Notes:</text:span><text:line-break/>User Story 7 (As an author, I want to attach a picture to my questions or my answers)</text:p>
      <text:p text:style-name="Body"><text:line-break/><text:span text:style-name="T1">Open Issues:</text:span></text:p>
      <text:h text:style-name="P8" text:outline-level="3">8. </text:h>
      <text:p text:style-name="Body"><text:span text:style-name="T1">Use Case Name: </text:span>AddPhotoFromGallery</text:p>
      <text:p text:style-name="Body"><text:span text:style-name="T1">Participating Actors: </text:span>Author, Sysadmin</text:p>
      <text:p text:style-name="Body"><text:span text:style-name="T1">Goal: </text:span>Attach a photo to a question or answer</text:p>
      <text:p text:style-name="Body"><text:span text:style-name="T1">Trigger: </text:span>Author chooses the AddPhotoFromGallery option.</text:p>
      <text:p text:style-name="Body"><text:span text:style-name="T1">Preconditions: </text:span>Author knows how to take a picture.</text:p>
      <text:p text:style-name="Body"><text:span text:style-name="T1">Postconditions: </text:span>On success, photo is attached to the question or answer.</text:p>
      <text:p text:style-name="Body"><text:span text:style-name="T1">Basic Flow:<text:line-break/><text:tab/></text:span>1. System prompts author to select a photo.<text:line-break/><text:tab/>2. Author selects a photo.<text:line-break/><text:tab/>3. Sysadmin verifies that the photo is not larger than 64kb.<text:line-break/><text:tab/>4. System returns to previous screen with preview of the image.</text:p>
      <text:p text:style-name="Body"><text:span text:style-name="T1">Exceptions:<text:line-break/><text:tab/></text:span>3. Photo is larger than 64kb.<text:line-break/><text:tab/><text:tab/>3.1 System displays “image is too large” message &amp; prompts author to <text:tab/><text:tab/><text:tab/>select another photo.</text:p>
      <text:p text:style-name="Body"><text:span text:style-name="T1">User Stories: </text:span>7</text:p>
      <text:p text:style-name="Body">Additional<text:line-break/><text:span text:style-name="T1">Qualities:</text:span></text:p>
      <text:p text:style-name="Body"><text:span text:style-name="T1">Constraints:</text:span></text:p>
      <text:p text:style-name="Body"><text:span text:style-name="T1">Includes:</text:span></text:p>
      <text:p text:style-name="Body"><text:span text:style-name="T1">Extends:</text:span></text:p>
      <text:p text:style-name="Body"><text:span text:style-name="T1">Related Artifacts: </text:span>AskAQuestion (Use Case 1), AddAnAnswer (Use Case 2), AddPhotoFromCamera (Use Case 6)</text:p>
      <text:p text:style-name="Body"><text:span text:style-name="T1">Notes:</text:span><text:line-break/>User Story 7 (As an author, I want to attach a picture to my questions or my answers)<text:line-break/>User Story 8 (As a sysadmin, I do not want the pictures to be large (&gt;64kb))</text:p>
      <text:p text:style-name="Body"><text:span text:style-name="T1">Open Issues:</text:span></text:p>
      <text:p text:style-name="P16">9.</text:p>
      <text:p text:style-name="Body"><text:span text:style-name="T1">Use Case Name: </text:span>PhotoSizeLimit</text:p>
      <text:p text:style-name="Body"><text:span text:style-name="T1">Participating Actors: </text:span>Sysadmin</text:p>
      <text:p text:style-name="Body"><text:span text:style-name="T1">Goal: </text:span>Limits the attached photo size to be smaller than 64 kb</text:p>
      <text:p text:style-name="Body"><text:span text:style-name="T1">Trigger: </text:span>Author/User attached a photo greater than 64kb</text:p>
      <text:p text:style-name="Body"><text:span text:style-name="T1">Preconditions: </text:span>Author/User have photo in their gallery or knows how to take a photo</text:p>
      <text:p text:style-name="Body"><text:span text:style-name="T1">Postconditions: </text:span>On success, photo size greater than 64kb is rejected.</text:p>
      <text:p text:style-name="Body"><text:span text:style-name="T1">Basic Flow:<text:line-break/><text:tab/></text:span>1. System prompts author to select a photo.<text:line-break/><text:tab/>2. Author selects a photo size greater than 64kb.<text:line-break/><text:tab/>3. Sysadmin verifies that the photo is not larger than 64kb.<text:line-break/><text:tab/>4. System displays “image is too large” message &amp; prompts author to <text:tab/><text:tab/><text:tab/>select another photo.</text:p>
      <text:p text:style-name="Body"><text:span text:style-name="T1">Exceptions:<text:line-break/><text:tab/></text:span>3. Photo is smaller than 64kb.<text:line-break/><text:tab/><text:tab/>3.1 System will not complain</text:p>
      <text:p text:style-name="Body"><text:span text:style-name="T1">User Stories: </text:span>8</text:p>
      <text:p text:style-name="Body">Additional<text:line-break/><text:span text:style-name="T1">Qualities:</text:span></text:p>
      <text:p text:style-name="Body"><text:span text:style-name="T1">Constraints:</text:span></text:p>
      <text:p text:style-name="Body"><text:span text:style-name="T1">Includes:</text:span></text:p>
      <text:p text:style-name="Body"><text:span text:style-name="T1">Extends:</text:span></text:p>
      <text:p text:style-name="Body"><text:span text:style-name="T1">Related Artifacts: </text:span>AskAQuestion (Use Case 1), AddAnAnswer (Use Case 2), AddPhotoFromCamera (Use Case 6)</text:p>
      <text:p text:style-name="Body"><text:span text:style-name="T1">Notes:</text:span><text:line-break/>User Story 8 (As a sysadmin, I do not want the pictures to be large (&gt;64kb))</text:p>
      <text:p text:style-name="Body"><text:span text:style-name="T1">Open Issues:</text:span></text:p>
      <text:p text:style-name="P11"/>
      <text:p text:style-name="P11"/>
      <text:p text:style-name="P11"><text:soft-page-break/></text:p>
      <text:p text:style-name="Body">10.</text:p>
      <text:p text:style-name="P1"><text:span text:style-name="T7">Use Case Name: SortQuestionBy</text:span><text:span text:style-name="T5"><text:line-break/></text:span><text:span text:style-name="T6">Participating Actors:</text:span><text:span text:style-name="T5"> User<text:line-break/></text:span><text:span text:style-name="T6">Goal:</text:span><text:span text:style-name="T5"> Display a sorted list of questions.<text:line-break/></text:span><text:span text:style-name="T6">Trigger</text:span><text:span text:style-name="T5">: User chooses the SortBy menu option<text:line-break/></text:span><text:span text:style-name="T6">Preconditions</text:span><text:span text:style-name="T5">: User knows how they want the questions to be sorted by (date - most recent / least recent, picture - with / without)<text:line-break/></text:span><text:span text:style-name="T6">Postconditions</text:span><text:span text:style-name="T5">: On success, display the sorted list of questions.<text:line-break/></text:span><text:span text:style-name="T6">Basic Flow:</text:span></text:p>
      <text:list xml:id="list1736500467" text:style-name="WWNum2">
        <text:list-item>
          <text:p text:style-name="P3"><text:span text:style-name="T5">System prompts user to select method to sort by.</text:span></text:p>
        </text:list-item>
        <text:list-item>
          <text:p text:style-name="P3"><text:span text:style-name="T5">User selects the method they would like.</text:span></text:p>
        </text:list-item>
        <text:list-item>
          <text:p text:style-name="P3"><text:span text:style-name="T5">System displays the list of questions in sorted order in the method chosen.</text:span></text:p>
        </text:list-item>
      </text:list>
      <text:p text:style-name="P1"><text:span text:style-name="T6">Exceptions</text:span><text:span text:style-name="T5">:<text:line-break/></text:span><text:span text:style-name="T6">Qualities</text:span><text:span text:style-name="T5">:<text:line-break/></text:span><text:span text:style-name="T6">Constraints</text:span><text:span text:style-name="T5">:<text:line-break/></text:span><text:span text:style-name="T6">Includes</text:span><text:span text:style-name="T5">:<text:line-break/></text:span><text:span text:style-name="T6">Extends</text:span><text:span text:style-name="T5">:<text:line-break/></text:span><text:span text:style-name="T6">Related</text:span><text:span text:style-name="T5"> </text:span><text:span text:style-name="T6">Artifacts:</text:span><text:span text:style-name="T5"><text:line-break/></text:span><text:span text:style-name="T6">Notes</text:span><text:span text:style-name="T5">:<text:line-break/>User Story 9 (As a user, I want to sort questions by if they have pictures)<text:line-break/>User Story 10 (As a user, I want to sort questions by date or some scoring system)<text:line-break/></text:span><text:span text:style-name="T6">Open Issues</text:span><text:span text:style-name="T5">: </text:span></text:p>
      <text:p text:style-name="Body"/>
      <text:p text:style-name="Body"/>
      <text:p text:style-name="Body"/>
      <text:p text:style-name="Body"/>
      <text:p text:style-name="Body"/>
      <text:p text:style-name="Body"/>
      <text:p text:style-name="Body"/>
      <text:p text:style-name="Body"/>
      <text:p text:style-name="Body"><text:soft-page-break/></text:p>
      <text:h text:style-name="Heading_20_3" text:outline-level="3">11. </text:h>
      <text:p text:style-name="P1"><text:span text:style-name="T7">Use Case Name: Upvote</text:span><text:span text:style-name="T5"><text:line-break/></text:span><text:span text:style-name="T6">Participating Actors:</text:span><text:span text:style-name="T5"> User<text:line-break/></text:span><text:span text:style-name="T6">Goal:</text:span><text:span text:style-name="T5"> Selected Question/Answer upvoted<text:line-break/></text:span><text:span text:style-name="T6">Trigger</text:span><text:span text:style-name="T5">: User chooses to upvote a question/answer</text:span></text:p>
      <text:p text:style-name="P1"><text:span text:style-name="T6">Preconditions</text:span><text:span text:style-name="T5">:at least one question and/or answer need to exist <text:s/><text:line-break/></text:span><text:span text:style-name="T6">Postconditions</text:span><text:span text:style-name="T5">: On success, the number of upvote beside a question/answer needs to increment by one<text:line-break/></text:span><text:span text:style-name="T6">Basic Flow:</text:span></text:p>
      <text:list xml:id="list1944896433" text:style-name="WWNum3">
        <text:list-item>
          <text:p text:style-name="P4"><text:span text:style-name="T5">User selects the question/answer they want to upvote</text:span></text:p>
        </text:list-item>
        <text:list-item>
          <text:p text:style-name="P4"><text:span text:style-name="T5">System displays the incremented upvoted number beside the question/answer</text:span></text:p>
        </text:list-item>
      </text:list>
      <text:p text:style-name="P1"><text:span text:style-name="T6">Exceptions</text:span><text:span text:style-name="T5">:</text:span></text:p>
      <text:p text:style-name="P2"><text:span text:style-name="T5"><text:s text:c="5"/>1. <text:s/>User is the author of the question/answer</text:span></text:p>
      <text:p text:style-name="P6"><text:span text:style-name="T5">1.1 A message will display notifying the user they cannot upvot their own question/answer<text:line-break/> <text:s text:c="4"/>1. User already upvoted the same question/answer</text:span></text:p>
      <text:p text:style-name="P6"><text:span text:style-name="T5">1.1 <text:s/>the upvoted number will not increment.</text:span></text:p>
      <text:p text:style-name="P6"><text:span text:style-name="T5">1.2 <text:s/>A message will display notifying the user they have already upvoted the question/answer</text:span></text:p>
      <text:p text:style-name="P1"><text:span text:style-name="T5"><text:line-break/></text:span><text:span text:style-name="T6">Qualities</text:span><text:span text:style-name="T5">:<text:line-break/></text:span><text:span text:style-name="T6">Constraints</text:span><text:span text:style-name="T5">:<text:line-break/></text:span><text:span text:style-name="T6">Includes</text:span><text:span text:style-name="T5">:<text:line-break/></text:span><text:span text:style-name="T6">Extends</text:span><text:span text:style-name="T5">:<text:line-break/></text:span><text:span text:style-name="T6">Related</text:span><text:span text:style-name="T5"> </text:span><text:span text:style-name="T6">Artifacts:</text:span><text:span text:style-name="T5"><text:line-break/></text:span><text:span text:style-name="T6">Notes</text:span><text:span text:style-name="T5">:<text:line-break/>User Story 11(As a user, I want to upvote the question of other users)<text:line-break/>User Story 12 (As a user, I want to upvote the answers of other users)<text:line-break/></text:span><text:span text:style-name="T6">Open Issues</text:span><text:span text:style-name="T5">: </text:span></text:p>
      <text:p text:style-name="Body_20_2"/>
      <text:p text:style-name="Body_20_2"/>
      <text:p text:style-name="Body_20_2"/>
      <text:p text:style-name="Body_20_2"/>
      <text:p text:style-name="Body_20_2"><text:soft-page-break/>12.</text:p>
      <text:p text:style-name="P1"><text:span text:style-name="T7">Use Case Name: SeeMostUpvoted</text:span><text:span text:style-name="T5"><text:line-break/></text:span><text:span text:style-name="T6">Participating Actors:</text:span><text:span text:style-name="T5"> User<text:line-break/></text:span><text:span text:style-name="T6">Goal:</text:span><text:span text:style-name="T5"> Display the most upvoted question and answer<text:line-break/></text:span><text:span text:style-name="T6">Trigger</text:span><text:span text:style-name="T5">: User browses a question <text:line-break/></text:span><text:span text:style-name="T6">Preconditions</text:span><text:span text:style-name="T5">: there are at least one question/answer with upvote<text:line-break/></text:span><text:span text:style-name="T6">Postconditions</text:span><text:span text:style-name="T5">: On success, display the most upvoted question/answer</text:span></text:p>
      <text:p text:style-name="P1"><text:span text:style-name="T6">Basic Flow:</text:span></text:p>
      <text:list xml:id="list1932182236" text:style-name="WWNum4">
        <text:list-item>
          <text:p text:style-name="P5"><text:span text:style-name="T5">User browses question</text:span></text:p>
        </text:list-item>
        <text:list-item>
          <text:p text:style-name="P5"><text:span text:style-name="T5">System displays the most upvoted question on the top of the question list</text:span></text:p>
        </text:list-item>
        <text:list-item>
          <text:p text:style-name="P5"><text:span text:style-name="T5">User browses the answers to a question</text:span></text:p>
        </text:list-item>
        <text:list-item>
          <text:p text:style-name="P5"><text:span text:style-name="T5">System displays the most upvoted answer at the top of the answer list</text:span></text:p>
        </text:list-item>
      </text:list>
      <text:p text:style-name="P1"><text:span text:style-name="T6">Exceptions</text:span><text:span text:style-name="T5">:</text:span></text:p>
      <text:p text:style-name="P7"><text:span text:style-name="T5">1. there are no questions</text:span></text:p>
      <text:p text:style-name="P7"><text:span text:style-name="T5"><text:s text:c="4"/>1.1 <text:s/>System displays “no questions currently” message</text:span></text:p>
      <text:p text:style-name="P7"><text:span text:style-name="T5">2. there are no upvoted questions</text:span></text:p>
      <text:p text:style-name="P7"><text:span text:style-name="T5"><text:s text:c="4"/>2 .1 <text:s/>System displays questions without a most upvoted question</text:span></text:p>
      <text:p text:style-name="P7"><text:span text:style-name="T5">3. <text:s/>there are no answers to a question</text:span></text:p>
      <text:p text:style-name="P7"><text:span text:style-name="T5"><text:s text:c="4"/>3.1 <text:s/>System displays “no answers currently” message</text:span></text:p>
      <text:p text:style-name="P7"><text:span text:style-name="T5">4. <text:s/>There are no upvoted answers</text:span></text:p>
      <text:p text:style-name="P7"><text:span text:style-name="T5"><text:s text:c="4"/>4.1 systems displays answers in chronological order.<text:line-break/></text:span><text:span text:style-name="T6">Qualities</text:span><text:span text:style-name="T5">:<text:line-break/></text:span><text:span text:style-name="T6">Constraints</text:span><text:span text:style-name="T5">:<text:line-break/></text:span><text:span text:style-name="T6">Includes</text:span><text:span text:style-name="T5">:<text:line-break/></text:span><text:span text:style-name="T6">Extends</text:span><text:span text:style-name="T5">:<text:line-break/></text:span><text:span text:style-name="T6">Related</text:span><text:span text:style-name="T5"> </text:span><text:span text:style-name="T6">Artifacts:</text:span><text:span text:style-name="T5"><text:line-break/></text:span><text:span text:style-name="T6">Notes</text:span><text:span text:style-name="T5">:<text:line-break/>User Story 13 </text:span><text:span text:style-name="T3">As a user, I want to see how many answers a question has received</text:span><text:span text:style-name="T5">)<text:line-break/><text:line-break/></text:span><text:span text:style-name="T6">Open Issues</text:span><text:span text:style-name="T5">: </text:span></text:p>
      <text:p text:style-name="Body_20_2"/>
      <text:p text:style-name="Body_20_2"/>
      <text:p text:style-name="Body_20_2"/>
      <text:p text:style-name="Body_20_2"/>
      <text:p text:style-name="Body_20_2"/>
      <text:p text:style-name="Body_20_2"/>
      <text:p text:style-name="Body_20_2"><text:soft-page-break/></text:p>
      <text:p text:style-name="Body"><text:span text:style-name="T1">13.</text:span></text:p>
      <text:p text:style-name="Body"><text:span text:style-name="T1">Use Case Name: </text:span>Search</text:p>
      <text:p text:style-name="Body"><text:span text:style-name="T1">Participating Actors: </text:span>User</text:p>
      <text:p text:style-name="Body"><text:span text:style-name="T1">Goal: </text:span>Return search results for a given query</text:p>
      <text:p text:style-name="Body"><text:span text:style-name="T1">Trigger: </text:span>User chooses the search option</text:p>
      <text:p text:style-name="Body"><text:span text:style-name="T1">Preconditions: </text:span>User knows what they want to search for</text:p>
      <text:p text:style-name="Body"><text:span text:style-name="T1">Postconditions: </text:span>On success, system displays results for the given search query.</text:p>
      <text:p text:style-name="Body"><text:span text:style-name="T1">Basic Flow:<text:line-break/><text:tab/></text:span>1. System prompts user to enter their query.<text:line-break/><text:tab/>2. User enters a query.<text:line-break/><text:tab/>3. System displays a list of question or answers relating to the given query.</text:p>
      <text:p text:style-name="Body"><text:span text:style-name="T1">Exceptions:<text:line-break/><text:tab/></text:span>3. If there are no matching results.<text:line-break/><text:tab/><text:tab/>3.1 <text:s/>System displays a “no matches” message<text:line-break/><text:tab/><text:tab/>3.2 <text:s/>System returns to step 1</text:p>
      <text:p text:style-name="Body"><text:span text:style-name="T1">User Stories: </text:span>15</text:p>
      <text:p text:style-name="Body">Additional<text:line-break/><text:span text:style-name="T1">Qualities:</text:span></text:p>
      <text:p text:style-name="Body"><text:span text:style-name="T1">Constraints:</text:span></text:p>
      <text:p text:style-name="Body"><text:span text:style-name="T1">Includes:</text:span></text:p>
      <text:p text:style-name="Body"><text:span text:style-name="T1">Extends:</text:span></text:p>
      <text:p text:style-name="Body"><text:span text:style-name="T1">Related Artifacts:</text:span></text:p>
      <text:p text:style-name="Body"><text:span text:style-name="T1">Notes:<text:line-break/></text:span>User Story 15 (As a user, I want to search for questions or answers)</text:p>
      <text:p text:style-name="Body"><text:span text:style-name="T1">Open Issues:</text:span></text:p>
      <text:p text:style-name="P11"/>
      <text:p text:style-name="P11"/>
      <text:p text:style-name="Body"><text:soft-page-break/><text:span text:style-name="T1">14.</text:span></text:p>
      <text:p text:style-name="Body"><text:span text:style-name="T1">Use Case Name: </text:span>QuestionsAsked</text:p>
      <text:p text:style-name="Body"><text:span text:style-name="T1">Participating Actors: </text:span>Author</text:p>
      <text:p text:style-name="Body"><text:span text:style-name="T1">Goal: </text:span>Device will remember the questions author asked</text:p>
      <text:p text:style-name="Body"><text:span text:style-name="T1">Trigger: </text:span>Author submits a question</text:p>
      <text:p text:style-name="Body"><text:span text:style-name="T1">Preconditions: </text:span>Author knows how to submit a question</text:p>
      <text:p text:style-name="Body"><text:span text:style-name="T1">Postconditions: </text:span>On success, system saves the questions asked by author on to the device author is currently using</text:p>
      <text:p text:style-name="Body"><text:span text:style-name="T1">Basic Flow:<text:line-break/><text:tab/></text:span>1. Author submits a question.<text:line-break/><text:tab/>2. System save the question onto the device the author is currently using.</text:p>
      <text:p text:style-name="P14">3. Author can view their questions asked under main menu AskedQuestions</text:p>
      <text:p text:style-name="Body"><text:span text:style-name="T1">Exceptions:</text:span></text:p>
      <text:p text:style-name="Body"><text:span text:style-name="T1">User Stories: </text:span>16</text:p>
      <text:p text:style-name="Body">Additional<text:line-break/><text:span text:style-name="T1">Qualities:</text:span></text:p>
      <text:p text:style-name="Body"><text:span text:style-name="T1">Constraints:</text:span></text:p>
      <text:p text:style-name="Body"><text:span text:style-name="T1">Includes:</text:span></text:p>
      <text:p text:style-name="Body"><text:span text:style-name="T1">Extends:</text:span></text:p>
      <text:p text:style-name="Body"><text:span text:style-name="T1">Related Artifacts:</text:span></text:p>
      <text:p text:style-name="Body"><text:span text:style-name="T1">Notes:<text:line-break/></text:span>User Story 16 (<text:span text:style-name="T3">As an author, I want my device to remember which questions I asked</text:span>)</text:p>
      <text:p text:style-name="Body"><text:span text:style-name="T1">Open Issues:</text:span></text:p>
      <text:p text:style-name="P11"/>
      <text:p text:style-name="P11"/>
      <text:p text:style-name="P11"/>
      <text:p text:style-name="P11"/>
      <text:p text:style-name="P11"><text:soft-page-break/></text:p>
      <text:p text:style-name="Body"><text:span text:style-name="T1">15.</text:span></text:p>
      <text:p text:style-name="Body"><text:span text:style-name="T1">Use Case Name: </text:span>ReadingList</text:p>
      <text:p text:style-name="Body"><text:span text:style-name="T1">Participating Actors: </text:span>User</text:p>
      <text:p text:style-name="Body"><text:span text:style-name="T1">Goal: </text:span>Indicated questions and its answers will be locally cached and accessed without internet</text:p>
      <text:p text:style-name="Body"><text:span text:style-name="T1">Trigger: </text:span>User chooses the AddToReadingList option</text:p>
      <text:p text:style-name="Body"><text:span text:style-name="T1">Preconditions: </text:span>questions must exist and user device must have enough memory</text:p>
      <text:p text:style-name="Body"><text:span text:style-name="T1">Postconditions: </text:span>On success, system saves the questions selected by user to the device and it can be accessed offline</text:p>
      <text:p text:style-name="Body"><text:span text:style-name="T1">Basic Flow:<text:line-break/><text:tab/></text:span>1. User selects a question they want to add to reading list<text:line-break/><text:tab/>2. System save the question and its answers onto the device the user is currently using.</text:p>
      <text:p text:style-name="Body"><text:tab/>3. User can view their reading list under main menu ReadingList.</text:p>
      <text:p text:style-name="Body"><text:span text:style-name="T1">Exceptions:</text:span></text:p>
      <text:p text:style-name="Body"><text:span text:style-name="T1">User Stories: </text:span>17</text:p>
      <text:p text:style-name="Body">Additional<text:line-break/><text:span text:style-name="T1">Qualities:</text:span></text:p>
      <text:p text:style-name="Body"><text:span text:style-name="T1">Constraints:</text:span></text:p>
      <text:p text:style-name="Body"><text:span text:style-name="T1">Includes:</text:span></text:p>
      <text:p text:style-name="Body"><text:span text:style-name="T1">Extends:</text:span></text:p>
      <text:p text:style-name="Body"><text:span text:style-name="T1">Related Artifacts:</text:span></text:p>
      <text:p text:style-name="Body"><text:span text:style-name="T1">Notes:<text:line-break/></text:span>User Story 17 (<text:span text:style-name="T3">As a user, I want questions and answers that I read or questions and answers that I've indicated I want to read, to be locally cached so I can read them when I am not on the internet.</text:span>)</text:p>
      <text:p text:style-name="Body"><text:span text:style-name="T1">Open Issues:</text:span></text:p>
      <text:p text:style-name="P11"/>
      <text:p text:style-name="P11"/>
      <text:p text:style-name="P11"><text:soft-page-break/></text:p>
      <text:p text:style-name="Body"><text:span text:style-name="T1">16.</text:span></text:p>
      <text:p text:style-name="Body"><text:span text:style-name="T1">Use Case Name: </text:span>Favorites</text:p>
      <text:p text:style-name="Body"><text:span text:style-name="T1">Participating Actors: </text:span>User</text:p>
      <text:p text:style-name="Body"><text:span text:style-name="T1">Goal: </text:span>Save questions as favorites and these questions and their replies can be accessed reguardless of network activity</text:p>
      <text:p text:style-name="Body"><text:span text:style-name="T1">Trigger: </text:span>User chooses the addFavorite option</text:p>
      <text:p text:style-name="Body"><text:span text:style-name="T1">Preconditions: </text:span><text:span text:style-name="T2">At least one </text:span>question must exist and user device must have enough memory</text:p>
      <text:p text:style-name="Body"><text:span text:style-name="T1">Postconditions: </text:span>On success, system saves the questions and replies selected by user to the device and it can be accessed regardless of network activity</text:p>
      <text:p text:style-name="Body"><text:span text:style-name="T1">Basic Flow:<text:line-break/><text:tab/></text:span>1. User selects a question they want to add to their favorite<text:line-break/><text:tab/>2. System save the question and its answers onto the device the user is currently using.</text:p>
      <text:p text:style-name="Body"><text:tab/>3. User can view their favorite list under main menu.</text:p>
      <text:p text:style-name="Body"><text:span text:style-name="T1">Exceptions:</text:span></text:p>
      <text:p text:style-name="Body"><text:span text:style-name="T1">User Stories: </text:span>18, 19</text:p>
      <text:p text:style-name="Body">Additional<text:line-break/><text:span text:style-name="T1">Qualities:</text:span></text:p>
      <text:p text:style-name="Body"><text:span text:style-name="T1">Constraints:</text:span></text:p>
      <text:p text:style-name="Body"><text:span text:style-name="T1">Includes:</text:span></text:p>
      <text:p text:style-name="Body"><text:span text:style-name="T1">Extends:</text:span></text:p>
      <text:p text:style-name="Body"><text:span text:style-name="T1">Related Artifacts:</text:span></text:p>
      <text:p text:style-name="Body"><text:span text:style-name="T1">Notes:<text:line-break/></text:span>User Story 18 (<text:span text:style-name="T3">As a user, I want to explicitly save some questions as favorites.</text:span>)</text:p>
      <text:p text:style-name="P18">User Story 19 (<text:span text:style-name="T3">As a user, my favorites and their replies should always be available to me regardless of network connectivity.</text:span>)</text:p>
      <text:p text:style-name="Body"><text:span text:style-name="T1">Open Issues:</text:span></text:p>
      <text:p text:style-name="P11"/>
      <text:p text:style-name="Body"><text:soft-page-break/><text:span text:style-name="T1">17.</text:span></text:p>
      <text:p text:style-name="Body"><text:span text:style-name="T1">Use Case Name: </text:span>PushAnswers</text:p>
      <text:p text:style-name="Body"><text:span text:style-name="T1">Participating Actors: </text:span>Author</text:p>
      <text:p text:style-name="Body"><text:span text:style-name="T1">Goal: </text:span>Push replies, questions and answer wrote by the author online once the author gets internet connectivity</text:p>
      <text:p text:style-name="Body"><text:span text:style-name="T1">Trigger: </text:span>Once there is network connection </text:p>
      <text:p text:style-name="Body"><text:span text:style-name="T1">Preconditions: </text:span><text:span text:style-name="T8">author has replies, questions and answers written without internet connection</text:span></text:p>
      <text:p text:style-name="Body"><text:span text:style-name="T1">Postconditions: </text:span>On success, system saves the questions and replies selected by user to the device and it can be accessed regardless of network activity</text:p>
      <text:p text:style-name="Body"><text:span text:style-name="T1">Basic Flow:<text:line-break/><text:tab/></text:span>1. Author writes replies, answer, and/or questions without internet connection and press send</text:p>
      <text:p text:style-name="Body"><text:tab/>2. system displays “No network connection” message</text:p>
      <text:p text:style-name="Body"><text:span text:style-name="T1"><text:tab/></text:span><text:span text:style-name="T2">3. Author finds network connection </text:span></text:p>
      <text:p text:style-name="Body"><text:span text:style-name="T2"><text:tab/>4. system pushes</text:span><text:span text:style-name="T3"> </text:span><text:span text:style-name="T9">replies, questions and answers online</text:span></text:p>
      <text:p text:style-name="Body"><text:span text:style-name="T1">Exceptions:</text:span></text:p>
      <text:p text:style-name="Body"><text:span text:style-name="T1">User Stories: </text:span>20, 21</text:p>
      <text:p text:style-name="Body">Additional<text:line-break/><text:span text:style-name="T1">Qualities:</text:span></text:p>
      <text:p text:style-name="Body"><text:span text:style-name="T1">Constraints:</text:span></text:p>
      <text:p text:style-name="Body"><text:span text:style-name="T1">Includes:</text:span></text:p>
      <text:p text:style-name="Body"><text:span text:style-name="T1">Extends:</text:span></text:p>
      <text:p text:style-name="Body"><text:span text:style-name="T1">Related Artifacts:</text:span></text:p>
      <text:p text:style-name="Body"><text:span text:style-name="T1">Notes:<text:line-break/></text:span><text:span text:style-name="T3">User Story 20 (As an author, I want to author replies, questions and answers offline)</text:span></text:p>
      <text:p text:style-name="Body"><text:span text:style-name="T3">User Story 21 (As an author, I want to push my replies, questions and answers online once I get connectivity)</text:span></text:p>
      <text:p text:style-name="Body"><text:span text:style-name="T1">Open Issues:</text:span></text:p>
      <text:p text:style-name="P11"/>
      <text:p text:style-name="Body"><text:soft-page-break/><text:span text:style-name="T1">18.</text:span></text:p>
      <text:p text:style-name="Body"><text:span text:style-name="T1">Use Case Name: </text:span>SetUserName</text:p>
      <text:p text:style-name="Body"><text:span text:style-name="T1">Participating Actors: </text:span>Author</text:p>
      <text:p text:style-name="Body"><text:span text:style-name="T1">Goal: </text:span>Set a username that will be displayed when author post a question, reply or answer</text:p>
      <text:p text:style-name="Body"><text:span text:style-name="T1">Trigger: <text:s/></text:span><text:span text:style-name="T2">Author </text:span><text:span text:style-name="T10">navigates to the setUserName page </text:span></text:p>
      <text:p text:style-name="Body"><text:span text:style-name="T1">Preconditions: </text:span></text:p>
      <text:p text:style-name="Body"><text:span text:style-name="T1">Postconditions: </text:span>On success, system will set the author’s username as the one typed in</text:p>
      <text:p text:style-name="Body"><text:span text:style-name="T1">Basic Flow:<text:line-break/><text:tab/></text:span>1. Author types in his/her username </text:p>
      <text:p text:style-name="Body"><text:tab/>2. system displays his/her user name and wait for confirmation</text:p>
      <text:p text:style-name="Body"><text:span text:style-name="T1"><text:tab/></text:span><text:span text:style-name="T2">3. Author confirms his/her username </text:span></text:p>
      <text:p text:style-name="Body"><text:span text:style-name="T2"><text:tab/>4. system set the username and will display it after every post made by this user</text:span></text:p>
      <text:p text:style-name="Body"><text:span text:style-name="T1">Exceptions:</text:span></text:p>
      <text:list xml:id="list1341511087" text:style-name="WWNum5">
        <text:list-item>
          <text:p text:style-name="P12"><text:span text:style-name="T2">No username is typed in or only whitespace is typed in</text:span></text:p>
        </text:list-item>
      </text:list>
      <text:p text:style-name="P17"><text:span text:style-name="T2">1.1 <text:s/>System set the Author as “Anonymous”</text:span></text:p>
      <text:p text:style-name="Body"><text:span text:style-name="T1">User Stories: </text:span>23</text:p>
      <text:p text:style-name="Body">Additional<text:line-break/><text:span text:style-name="T1">Qualities:</text:span></text:p>
      <text:p text:style-name="Body"><text:span text:style-name="T1">Constraints:</text:span></text:p>
      <text:p text:style-name="Body"><text:span text:style-name="T1">Includes:</text:span></text:p>
      <text:p text:style-name="Body"><text:span text:style-name="T1">Extends:</text:span></text:p>
      <text:p text:style-name="Body"><text:span text:style-name="T1">Related Artifacts:</text:span><text:bookmark text:name="_GoBack"/></text:p>
      <text:p text:style-name="P18"><text:span text:style-name="T1">Notes:<text:line-break/></text:span><text:span text:style-name="T3">User Story 23 (As an author, I set my username)</text:span></text:p>
      <text:p text:style-name="Standard"/>
      <text:p text:style-name="Body"><text:span text:style-name="T1">Open Issues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Helvetica1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elvetica Light" svg:font-family="'Helvetica Light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2" svg:font-family="Helvetica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fo:padding="0in" fo:border="0.74pt solid #000001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Arial Unicode MS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in" fo:margin-bottom="0.028in" fo:line-height="120%" fo:orphans="2" fo:widows="2" style:writing-mode="lr-tb"/>
      <style:text-properties fo:color="#000000" style:font-name="Helvetica Light" fo:font-size="14pt" fo:letter-spacing="0.0035in" style:font-size-asian="14pt" style:font-name-complex="Arial Unicode MS" style:font-size-complex="14pt"/>
    </style:style>
    <style:style style:name="Title" style:family="paragraph" style:parent-style-name="Heading" style:next-style-name="Subtitle" style:default-outline-level="2" style:list-style-name="" style:class="chapter">
      <style:paragraph-properties fo:margin-top="0.139in" fo:margin-bottom="0.139in" fo:text-align="center" style:justify-single-word="false" fo:orphans="2" fo:widows="2" style:writing-mode="lr-tb"/>
      <style:text-properties fo:color="#434343" style:font-name="Helvetica" fo:font-size="18pt" fo:font-weight="bold" style:font-size-asian="18pt" style:font-weight-asian="bold" style:font-name-complex="Arial Unicode MS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2" style:display-name="Body 2" style:family="paragraph" style:default-outline-level="">
      <style:paragraph-properties fo:orphans="2" fo:widows="2" style:writing-mode="lr-tb"/>
      <style:text-properties fo:color="#000000" style:font-name="Helvetica1" fo:font-size="11pt" style:font-size-asian="11pt" style:font-name-complex="Arial Unicode MS" style:font-size-complex="11pt"/>
    </style:style>
    <style:style style:name="Body" style:family="paragraph" style:default-outline-level="">
      <style:paragraph-properties fo:margin-top="0.111in" fo:margin-bottom="0in" fo:line-height="120%" fo:orphans="2" fo:widows="2" style:writing-mode="lr-tb"/>
      <style:text-properties fo:color="#000000" style:font-name="Helvetica1" fo:font-size="12pt" style:font-size-asian="12pt" style:font-name-complex="Arial Unicode MS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padding="0in" fo:border="none"/>
      <style:text-properties style:font-name-asian="Times New Roman1" style:language-asian="zh" style:country-asian="CN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6in" fo:margin-left="1in" fo:margin-right="1in" style:writing-mode="lr-tb" style:layout-grid-color="#c0c0c0" style:layout-grid-lines="25781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xy</meta:initial-creator>
    <dc:creator>Xin Wang</dc:creator>
    <meta:editing-cycles>9</meta:editing-cycles>
    <meta:creation-date>2014-10-12T03:41:00</meta:creation-date>
    <dc:date>2014-10-14T11:58:13</dc:date>
    <meta:editing-duration>PT7M1S</meta:editing-duration>
    <meta:generator>LibreOffice/3.5$Linux_X86_64 LibreOffice_project/350m1$Build-2</meta:generator>
    <meta:document-statistic meta:table-count="0" meta:image-count="0" meta:object-count="0" meta:page-count="21" meta:paragraph-count="307" meta:word-count="2709" meta:character-count="16767" meta:non-whitespace-character-count="141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